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23cm" fo:min-width="20.584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P1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loext:graphic-properties draw:fill="non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408cm" svg:height="27.29cm" svg:x="53.36cm" svg:y="7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2.405cm" svg:height="2cm" svg:x="54.36cm" svg:y="6.833cm">
          <text:p text:style-name="P2"><text:span text:style-name="T1">To do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2.405cm" svg:height="2cm" svg:x="64.7cm" svg:y="6.834cm">
          <text:p text:style-name="P2"><text:span text:style-name="T1">Doing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2.405cm" svg:height="2cm" svg:x="75.04cm" svg:y="6.835cm">
          <text:p text:style-name="P2"><text:span text:style-name="T1">Done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0.502cm" svg:height="1.187cm" svg:x="56.356cm" svg:y="13.891cm">
          <draw:text-box>
            <text:p/>
          </draw:text-box>
        </draw:frame>
        <draw:frame draw:style-name="gr6" draw:text-style-name="P7" draw:layer="layout" svg:width="21.084cm" svg:height="3.473cm" svg:x="83.704cm" svg:y="2.406cm">
          <draw:text-box>
            <text:p><text:span text:style-name="T2">Docker i Kubernetes</text:span></text:p>
          </draw:text-box>
        </draw:frame>
        <draw:frame draw:style-name="gr7" draw:text-style-name="P8" draw:layer="layout" svg:width="22.312cm" svg:height="5.229cm" svg:x="20.33cm" svg:y="25.961cm">
          <draw:text-box>
            <text:p>Dobar clanak</text:p>
            <text:p><text:a xlink:href="https://www.cloudamqp.com/blog/amqp-vs-mqtt.html" xlink:type="simple">https://www.cloudamqp.com/blog/amqp-vs-mqtt.html</text:a></text:p>
            <text:p/>
            <text:p><text:a xlink:href="https://www.cloudamqp.com/blog/when-to-use-rabbitmq-or-apache-kafka.html" xlink:type="simple">https://www.cloudamqp.com/blog/when-to-use-rabbitmq-or-apache-kafka.html</text:a></text:p>
            <text:p/>
            <text:p><text:a xlink:href="https://youtu.be/7rkeORD4jSw?si=xI_HFrW1U7hFTzfL" xlink:type="simple">https://youtu.be/7rkeORD4jSw?si=xI_HFrW1U7hFTzfL</text:a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2.4.2$Linux_X86_64 LibreOffice_project/420$Build-2</meta:generator>
    <dc:date>2024-07-03T00:18:14.727254773</dc:date>
    <meta:editing-duration>PT2H33M51S</meta:editing-duration>
    <meta:editing-cycles>13</meta:editing-cycles>
    <meta:document-statistic meta:object-count="7"/>
  </office:meta>
</office:document-meta>
</file>